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32000003ED0000016262AF9354.svm" manifest:media-type=""/>
  <manifest:file-entry manifest:full-path="Pictures/2000000A000000C7000000FAD57FA828.svm" manifest:media-type=""/>
  <manifest:file-entry manifest:full-path="Pictures/20000032000004250000016265A121D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14§display§Inc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Out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2.183cm" svg:height="13.068cm" svg:x="0cm" svg:y="0cm" svg:viewBox="0 0 22184 13069" draw:points="0,0 22184,0 22184,13069 0,13069">
          <text:p/>
        </draw:polygon>
        <draw:polygon draw:style-name="gr2" draw:layer="layout" svg:width="22.224cm" svg:height="13.069cm" svg:x="0cm" svg:y="0cm" svg:viewBox="0 0 22225 13070" draw:points="0,0 22225,0 22225,13070 0,13070">
          <text:p/>
        </draw:polygon>
        <draw:polygon draw:style-name="gr3" draw:layer="layout" svg:width="8.97cm" svg:height="4.704cm" svg:x="1.447cm" svg:y="0.587cm" svg:viewBox="0 0 8971 4705" draw:points="456,0 8025,2944 8253,2357 8971,3988 7340,4705 7568,4118 0,1175">
          <text:p/>
        </draw:polygon>
        <draw:polygon draw:style-name="gr4" draw:layer="layout" svg:width="8.97cm" svg:height="4.704cm" svg:x="1.447cm" svg:y="0.587cm" svg:viewBox="0 0 8971 4705" draw:points="456,0 8025,2944 8253,2357 8971,3988 7340,4705 7568,4118 0,1175">
          <text:p/>
        </draw:polygon>
        <draw:polygon draw:style-name="gr3" draw:layer="layout" svg:width="9.057cm" svg:height="4.474cm" svg:x="1.875cm" svg:y="8.143cm" svg:viewBox="0 0 9058 4475" draw:points="0,3286 7661,595 7453,0 9058,771 8288,2377 8079,1783 418,4475">
          <text:p/>
        </draw:polygon>
        <draw:polygon draw:style-name="gr4" draw:layer="layout" svg:width="9.057cm" svg:height="4.474cm" svg:x="1.875cm" svg:y="8.143cm" svg:viewBox="0 0 9058 4475" draw:points="0,3286 7661,595 7453,0 9058,771 8288,2377 8079,1783 418,4475">
          <text:p/>
        </draw:polygon>
        <draw:polygon draw:style-name="gr3" draw:layer="layout" svg:width="9.381cm" svg:height="2.52cm" svg:x="0cm" svg:y="5.204cm" svg:viewBox="0 0 9382 2521" draw:points="0,629 8121,630 8121,0 9382,1260 8121,2521 8121,1890 0,1889">
          <text:p/>
        </draw:polygon>
        <draw:polygon draw:style-name="gr4" draw:layer="layout" svg:width="9.381cm" svg:height="2.52cm" svg:x="0cm" svg:y="5.204cm" svg:viewBox="0 0 9382 2521" draw:points="0,629 8121,630 8121,0 9382,1260 8121,2521 8121,1890 0,1889">
          <text:p/>
        </draw:polygon>
        <draw:path draw:style-name="gr3" draw:layer="layout" svg:width="4.104cm" svg:height="4.18cm" svg:x="10.154cm" svg:y="4.373cm" svg:viewBox="0 0 4105 4181" svg:d="m0 2091c0-1155 919-2091 2053-2091 545 0 1066 221 1451 613 386 392 601 923 601 1478 0 1154-919 2090-2052 2090s-2053-936-2053-2090z">
          <text:p/>
        </draw:path>
        <draw:path draw:style-name="gr4" draw:layer="layout" svg:width="4.104cm" svg:height="4.18cm" svg:x="10.154cm" svg:y="4.373cm" svg:viewBox="0 0 4105 4181" svg:d="m0 2091c0-1155 919-2091 2053-2091 545 0 1066 221 1451 613 386 392 601 923 601 1478 0 1154-919 2090-2052 2090s-2053-936-2053-2090z">
          <text:p/>
        </draw:path>
        <draw:polygon draw:style-name="gr5" draw:layer="layout" svg:width="6.804cm" svg:height="3.035cm" svg:x="14.067cm" svg:y="2.494cm" svg:viewBox="0 0 6805 3036" draw:points="0,1895 5527,570 5391,0 6805,867 5938,2282 5801,1711 274,3036">
          <text:p/>
        </draw:polygon>
        <draw:polygon draw:style-name="gr4" draw:layer="layout" svg:width="6.804cm" svg:height="3.035cm" svg:x="14.067cm" svg:y="2.494cm" svg:viewBox="0 0 6805 3036" draw:points="0,1895 5527,570 5391,0 6805,867 5938,2282 5801,1711 274,3036">
          <text:p/>
        </draw:polygon>
        <draw:polygon draw:style-name="gr5" draw:layer="layout" svg:width="6.731cm" svg:height="3.33cm" svg:x="14.429cm" svg:y="7.287cm" svg:viewBox="0 0 6732 3331" draw:points="340,0 5779,1646 5949,1085 6732,2547 5270,3331 5439,2769 0,1123">
          <text:p/>
        </draw:polygon>
        <draw:polygon draw:style-name="gr4" draw:layer="layout" svg:width="6.731cm" svg:height="3.33cm" svg:x="14.429cm" svg:y="7.287cm" svg:viewBox="0 0 6732 3331" draw:points="340,0 5779,1646 5949,1085 6732,2547 5270,3331 5439,2769 0,1123">
          <text:p/>
        </draw:polygon>
        <draw:frame draw:style-name="gr6" draw:text-style-name="P1" draw:layer="layout" svg:width="3.436cm" svg:height="1.208cm" svg:x="5.821cm" svg:y="0.402cm">
          <draw:image xlink:href="Pictures/20000032000003ED0000016262AF9354.svm" xlink:type="simple" xlink:show="embed" xlink:actuate="onLoad">
            <text:p/>
          </draw:image>
        </draw:frame>
        <draw:frame draw:style-name="gr7" draw:text-style-name="P1" draw:layer="layout" svg:width="3.995cm" svg:height="1.33cm" svg:x="14.221cm" svg:y="0.414cm">
          <draw:image xlink:href="Pictures/20000032000004250000016265A121D9.svm" xlink:type="simple" xlink:show="embed" xlink:actuate="onLoad">
            <text:p/>
          </draw:image>
        </draw:frame>
        <draw:frame draw:style-name="gr8" draw:text-style-name="P1" draw:layer="layout" svg:width="0.753cm" svg:height="0.947cm" svg:x="11.865cm" svg:y="6.093cm">
          <draw:image xlink:href="Pictures/2000000A000000C7000000FAD57FA82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4.274cm" fo:margin-left="0cm" fo:margin-right="0cm" fo:page-width="21.59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17T08:20:25</dc:date>
    <meta:generator>LibreOffice/4.0.4.2$MacOSX_x86 LibreOffice_project/9e9821abd0ffdbc09cd8c52eaa574fa09eb08f2</meta:generator>
    <meta:editing-duration>PT8M12S</meta:editing-duration>
    <meta:editing-cycles>8</meta:editing-cycles>
    <meta:document-statistic meta:object-count="17"/>
  </office:meta>
</office:document-meta>
</file>